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eX Gyre DejaVu Math" fo:font-size="9.75pt" fo:font-style="normal" officeooo:paragraph-rsid="00559e00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559e00"/>
    </style:style>
    <style:style style:name="P5" style:family="paragraph" style:parent-style-name="Standard">
      <style:paragraph-properties fo:text-align="center" style:justify-single-word="false"/>
      <style:text-properties style:font-name="DejaVu Math TeX Gyre" officeooo:rsid="00186cfc" officeooo:paragraph-rsid="00186cfc"/>
    </style:style>
    <style:style style:name="P6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86cfc" officeooo:paragraph-rsid="00186cf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55527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6149f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74094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770b5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7c76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e300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5112cb" officeooo:paragraph-rsid="005112c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1bbb09" officeooo:paragraph-rsid="00770b5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Math TeX Gyre" fo:font-weight="bold" officeooo:rsid="00186cfc" officeooo:paragraph-rsid="00186cfc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Math TeX Gyre" fo:font-weight="bold" officeooo:rsid="00196472" officeooo:paragraph-rsid="0019647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Math TeX Gyre" fo:font-weight="normal" officeooo:rsid="00186cfc" officeooo:paragraph-rsid="00186cfc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ejaVu Math TeX Gyre" fo:font-weight="normal" officeooo:rsid="00196472" officeooo:paragraph-rsid="0019647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jaVu Math TeX Gyre" fo:font-weight="normal" officeooo:rsid="00202d37" officeooo:paragraph-rsid="001f302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02d37" officeooo:paragraph-rsid="001f302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186cfc" officeooo:paragraph-rsid="003843a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Math TeX Gyre" fo:font-size="12pt" officeooo:paragraph-rsid="00186cf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186cf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3843a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47c76b" officeooo:paragraph-rsid="0047c76b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5112cb" officeooo:paragraph-rsid="005112cb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jaVu Math TeX Gyre" officeooo:paragraph-rsid="00196472"/>
    </style:style>
    <style:style style:name="P28" style:family="paragraph" style:parent-style-name="Header">
      <style:text-properties style:font-name="TeX Gyre DejaVu Math"/>
    </style:style>
    <style:style style:name="P29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75f3a4" officeooo:paragraph-rsid="0075f3a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770b5b" officeooo:paragraph-rsid="001f302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57099e" officeooo:paragraph-rsid="00770b5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02d37" officeooo:paragraph-rsid="001f302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5112cb" officeooo:paragraph-rsid="007c7e1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5112cb" officeooo:paragraph-rsid="007c7e1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74094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2735b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1bbb09" officeooo:paragraph-rsid="007927b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Math TeX Gyre" fo:font-weight="normal" officeooo:rsid="00202d37" officeooo:paragraph-rsid="001f3025" style:font-weight-asian="normal" style:font-weight-complex="normal"/>
    </style:style>
    <style:style style:name="T1" style:family="text">
      <style:text-properties officeooo:rsid="0057099e"/>
    </style:style>
    <style:style style:name="T2" style:family="text">
      <style:text-properties style:font-name="TeX Gyre DejaVu Math" fo:font-size="9.75pt" fo:font-style="normal" style:font-style-asian="normal" style:font-style-complex="normal"/>
    </style:style>
    <style:style style:name="T3" style:family="text">
      <style:text-properties style:font-name="TeX Gyre DejaVu Math" fo:font-size="9.69999980926514pt" style:font-size-asian="9.69999980926514pt" style:font-size-complex="9.699999809265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43ac" style:font-weight-asian="bold" style:font-weight-complex="bold"/>
    </style:style>
    <style:style style:name="T6" style:family="text">
      <style:text-properties fo:font-weight="bold" officeooo:rsid="00186cfc" style:font-weight-asian="bold" style:font-weight-complex="bold"/>
    </style:style>
    <style:style style:name="T7" style:family="text">
      <style:text-properties fo:font-weight="bold" officeooo:rsid="00196472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4c24d2" style:font-size-asian="14pt" style:font-size-complex="14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fo:font-weight="normal" officeooo:rsid="00559e0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7099e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149f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848d8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75f3a4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770b5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792521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e3007" style:font-size-asian="12pt" style:font-weight-asian="normal" style:font-size-complex="12pt" style:font-weight-complex="normal"/>
    </style:style>
    <style:style style:name="T20" style:family="text">
      <style:text-properties officeooo:rsid="0035522e"/>
    </style:style>
    <style:style style:name="T21" style:family="text">
      <style:text-properties officeooo:rsid="0039d919"/>
    </style:style>
    <style:style style:name="T22" style:family="text">
      <style:text-properties officeooo:rsid="004a7cea"/>
    </style:style>
    <style:style style:name="T23" style:family="text">
      <style:text-properties officeooo:rsid="004e3007"/>
    </style:style>
    <style:style style:name="T24" style:family="text">
      <style:text-properties officeooo:rsid="00555274"/>
    </style:style>
    <style:style style:name="T25" style:family="text">
      <style:text-properties officeooo:rsid="00629bc8"/>
    </style:style>
    <style:style style:name="T26" style:family="text">
      <style:text-properties officeooo:rsid="00637457"/>
    </style:style>
    <style:style style:name="T27" style:family="text">
      <style:text-properties officeooo:rsid="00735bcb"/>
    </style:style>
    <style:style style:name="T28" style:family="text">
      <style:text-properties officeooo:rsid="0074094c"/>
    </style:style>
    <style:style style:name="T29" style:family="text">
      <style:text-properties fo:font-weight="normal" officeooo:rsid="0074094c" style:font-weight-asian="normal" style:font-weight-complex="normal"/>
    </style:style>
    <style:style style:name="T30" style:family="text">
      <style:text-properties fo:font-weight="normal" officeooo:rsid="007c7e19" style:font-weight-asian="normal" style:font-weight-complex="normal"/>
    </style:style>
    <style:style style:name="T31" style:family="text">
      <style:text-properties officeooo:rsid="00792521"/>
    </style:style>
    <style:style style:name="T32" style:family="text">
      <style:text-properties officeooo:rsid="007927bc"/>
    </style:style>
    <style:style style:name="T33" style:family="text">
      <style:text-properties officeooo:rsid="007c7e19"/>
    </style:style>
    <style:style style:name="T34" style:family="text">
      <style:text-properties officeooo:rsid="007e55c1"/>
    </style:style>
    <style:style style:name="T35" style:family="text">
      <style:text-properties officeooo:rsid="007ef4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SSC0103-1 - Programação Orientada a Objetos</text:p>
      <text:p text:style-name="P5"/>
      <text:p text:style-name="P5"/>
      <text:p text:style-name="P5"/>
      <text:p text:style-name="P5"/>
      <text:p text:style-name="P6"><text:span text:style-name="T27">RELATÓRIO DE CONSTRUÇÃO DO </text:span>A<text:span text:style-name="T28">­</text:span>PLICATIVO <text:span text:style-name="T20">DESKTOP</text:span> PARA <text:span text:style-name="T20">ADOÇÃO DE <text:s text:c="2"/>ANIMAIS - ADOPET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><text:span text:style-name="T21">Alunos</text:span>: </text:p>
      <text:p text:style-name="P22"><text:span text:style-name="T6">Mateus Prado Santos – </text:span><text:span text:style-name="T4">10851707</text:span></text:p>
      <text:p text:style-name="P23">Matheus Lopes Rigato – 10260462</text:p>
      <text:p text:style-name="P23">Matheus Tomieiro de Oliveira – 10734630</text:p>
      <text:p text:style-name="P23">Victor Vieira Custodio Reis - 10734686</text:p>
      <text:p text:style-name="P24"/>
      <text:p text:style-name="P21"><text:span text:style-name="T4">Professo</text:span><text:span text:style-name="T5">r:</text:span><text:span text:style-name="T4"> Dr. Márcio Delamar</text:span><text:span text:style-name="T5">o</text:span></text:p>
      <text:p text:style-name="P21"><text:span text:style-name="T5">P</text:span><text:span text:style-name="T4">A</text:span><text:span text:style-name="T5">E: </text:span><text:span text:style-name="T4">Claudinei Jr e Misael Jr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26">MAIO</text:span>/201<text:span text:style-name="T25">9</text:span></text:p>
      <text:p text:style-name="P15"><text:soft-page-break/></text:p>
      <text:p text:style-name="P16"><text:span text:style-name="T8">R</text:span><text:span text:style-name="T9">esumo</text:span></text:p>
      <text:p text:style-name="P16"><text:tab/></text:p>
      <text:p text:style-name="P27"><text:span text:style-name="T7"><text:tab/></text:span><text:span text:style-name="T29">Durante o construção do aplicativo, foram tomadas decisões importantes acerca de facilidade e comodidade para o usuário se relacionar com o programa. O resultado foi um programa esteticamente amigável, com praticidade de uso e com funções essenciais na hora de adotar um pet, tais como informações claras do anunciante, telas simples para escolha de pets, e principalmente, um chat para comunicação entre anunciante e usuário.</text:span></text:p>
      <text:p text:style-name="P19"/>
      <text:p text:style-name="P19"/>
      <text:p text:style-name="P11"><text:span text:style-name="T28">1</text:span>.0) <text:span text:style-name="T22">Aplicação</text:span></text:p>
      <text:p text:style-name="P25"/>
      <text:p text:style-name="P12"><text:tab/><text:span text:style-name="T18">Á</text:span><text:span text:style-name="T19">rea: Causa animal.</text:span></text:p>
      <text:p text:style-name="P20"><text:tab/><text:span text:style-name="T23">Projeto: Implementação de aplicativo com plataforma de auxilio na doação de animais.</text:span></text:p>
      <text:p text:style-name="P36"/>
      <text:p text:style-name="P36"/>
      <text:p text:style-name="P37"><text:span text:style-name="T31">2</text:span>.0) Decisões iniciai<text:span text:style-name="T32">s</text:span> <text:span text:style-name="T31">e Métodos</text:span></text:p>
      <text:p text:style-name="P14"><text:tab/></text:p>
      <text:p text:style-name="P14"><text:span text:style-name="T15"><text:tab/>Desde o princípio, decidiu-se que o projeto seria Desktop pela maior segurança dos membros da equipe em desenvolver para a plataforma </text:span><text:span text:style-name="T16">utilizando a linguagem Java</text:span><text:span text:style-name="T15">. Além disso, o grupo seria dividido por determinadas funções no projeto onde seu desenvolvimento coletivo seria integrado e </text:span><text:span text:style-name="T17">super</text:span><text:span text:style-name="T15">vi</text:span><text:span text:style-name="T17">si</text:span><text:span text:style-name="T15">onado utilizando-se a ferramenta Github. </text:span></text:p>
      <text:p text:style-name="P29"/>
      <text:p text:style-name="P29"><text:tab/>A divisão de funções ficou da seguinte forma:</text:p>
      <text:p text:style-name="P29"><text:tab/>- Um integrante do grupo ficou responsável pelo gerenciamento do banco de dados, onde a ferramenta escolhida pelo membro foi o MySQL por uma pequena experiência já adquirida.</text:p>
      <text:p text:style-name="P29"><text:tab/>- <text:s/>Outro integrante ficou responsável por gerenciar a frontend ut<text:span text:style-name="T31">i</text:span>lizando <text:s text:c="3"/>JavaFX pela vontade de aprender a utilizar a ferramenta que tem a premissa de facilitar a confecção de telas.</text:p>
      <text:p text:style-name="P29"><text:tab/>- Os outros dois integrantes da equipe ficaram responsáveis por fazer as classes de backend e, posteriormente, entrar no desenvolvimento da frontend em conjunto com o outro membro.</text:p>
      <text:p text:style-name="P29"/>
      <text:p text:style-name="P29"><text:tab/>É importante ressaltar, porém, que essa divisão de grupos foi se desfazendo <text:span text:style-name="T34">logo após o meio</text:span> do projeto onde foi decidido pelo grupo que todos os membros deveriam <text:span text:style-name="T31">desenvolver</text:span> de modo fullstack ajudando uns aos outros. Assim, ao final do trabalho, cada integrante adquiriu conhecimento em cada uma das partes do programa.</text:p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3.0) Descrição e <text:span text:style-name="T28">resultados</text:span></text:p>
      <text:p text:style-name="P26"><text:tab/></text:p>
      <text:p text:style-name="P34"><text:tab/><text:span text:style-name="T30">Como resultado das considerações iniciais, obtemos no projeto grande versatilidade devido ao uso do JavaFX e do mySQL. Com essas ferramentas foi possível criar um design agradável aos usuários, no caso do FX, como o armazenamento de imagens, mensagens, dados pessoais, e interações entre usuários com imprescindível uso do mySQL. Fora a diferença gritante na facilidade de desenvolver um design mais complexo, como o chat por exemplo, que foi todo construído do zero usando a FX e mySQL.</text:span></text:p>
      <text:p text:style-name="P33"><text:tab/><text:span text:style-name="T33">O projeto foi desenvolvido, de forma sucinta, da seguinte maneira:</text:span></text:p>
      <text:p text:style-name="P33"><text:tab/><text:span text:style-name="T35">Fora da aplicação em Java um banco de dados local, feito em mySQL, quem possui 4 Tables que guardam e retornam os dados recebidos do programa; são elas: clientes, pets, chat e mensagens. Especificamente nas três primeiras temos um id único que diferencia cada row como única, muito útil na manutenção de usuários, pets e chats parecidos mas não iguais.</text:span></text:p>
      <text:p text:style-name="P33"><text:tab/><text:span text:style-name="T33">Primeiramente, há classes indispensáveis para uso na classe principal; são elas: Pet, Usuário e Pair, sendo as duas primeiras, classes que instanciam um animal e um usuário, com seus respectivos atributos, e a última uma classe que implementa um tipo Genérico que organiza um Integer e uma String em um par.</text:span></text:p>
      <text:p text:style-name="P33"><text:tab/><text:span text:style-name="T34">Juntamente com elas, há uma classe chamada BDConexaoClass que controla todas as interações com o banco de dados mySQL. Nela, são criadas diversas Queries que procuram, modificam, inserem <text:s/>e removem dados do banco de dados. Sem ela, o controle dessa forma de armazenamento de dados seria caótica se feita por qualquer uma das classes superiores.</text:span></text:p>
      <text:p text:style-name="P33"><text:tab/><text:span text:style-name="T33">Há, por fim, uma classe chamada Gui que controla todas as outras classes e extende a classe Application(da JavaFX); Ela, chama todos os métodos, instancia objetos das classes citadas e controla basicamente todo o programa. Nela são instanciados os elementos visuais da interface gráfica, e seu controle nas alterações que fazem nos objetos de controle instanciados e no banco de dados.</text:span></text:p>
      <text:p text:style-name="P33"><text:tab/><text:span text:style-name="T35">De forma geral, pode-se observar ao entrar no programa um tela de login que busca o registro de um usuário no banco de dados e autoriza seu acesso. Há uma tela de cadastro para novos usuários. Já dentro do hall, há vários animais instanciados na tela na forma de um Vector&lt;Pet&gt;. Ao avançar as páginas a Gui solicita outro Vector para o banco de dados, sempre mantendo o mínimo de memória de objetos instanciados em uso. Pode se clicar nos pets e adquirir informações dele e de seu dono. A partir de qualquer pet pode ser clicado (contanto que não sejam os próprios anunciados pelo mesmo usuário) um botão de chat, que inicia uma conversa entre o anunciante e o interessado. Pode-se navegar pelas abas usando RadioButtons presentes na parte superior da tela de animais disponíveis, chat e uma terceira tela chamada Por que adotar. Essa ultima mostra informações e dados sobre o abandono de animais e motiva o usuário sobre a importância da adoção para contribuir no combate ao problema de abandono de animais. <text:s/></text:span></text:p>
      <text:p text:style-name="P19"><text:span text:style-name="T10"><text:tab/></text:span></text:p>
      <text:p text:style-name="P20"/>
      <text:p text:style-name="P20"/>
      <text:p text:style-name="P20"/>
      <text:p text:style-name="P20"/>
      <text:p text:style-name="P7"><text:soft-page-break/><text:span text:style-name="T32">5.</text:span>0) <text:span text:style-name="T24">Funcionalidades desenvolvidas</text:span></text:p>
      <text:p text:style-name="P10"><text:tab/></text:p>
      <text:p text:style-name="P10"><text:span text:style-name="T11"><text:tab/>Temos como funcionalidades </text:span><text:span text:style-name="T16">desenvolvidas</text:span><text:span text:style-name="T11">:</text:span></text:p>
      <text:p text:style-name="P10"><text:span text:style-name="T11"><text:tab/></text:span><text:span text:style-name="T13">a) Sistema de cadastro de usuários para possibilitar a adoção, assim como o anúncio de animais;</text:span></text:p>
      <text:p text:style-name="P8"><text:span text:style-name="T11"><text:tab/></text:span><text:span text:style-name="T13">b</text:span><text:span text:style-name="T11">) </text:span><text:span text:style-name="T12">Vi</text:span><text:span text:style-name="T14">s</text:span><text:span text:style-name="T12">ualização de fotos e informações sobre os animais disponíveis para adoção;</text:span></text:p>
      <text:p text:style-name="P7"><text:span text:style-name="T12"><text:tab/></text:span><text:span text:style-name="T13">c</text:span><text:span text:style-name="T12">) Chat que possibilita contato entre o usuário que deseja a adoção e o usuário que a promove, bem como o contato com ONGs;</text:span></text:p>
      <text:p text:style-name="P30"><text:tab/>d) Janela informativa do porquê a adoção é importante.<text:tab/></text:p>
      <text:p text:style-name="P20"/>
      <text:p text:style-name="P20"/>
      <text:p text:style-name="P10"><text:span text:style-name="T32">5.1</text:span>) <text:span text:style-name="T24">Funcionalidades não desenvolvidas</text:span></text:p>
      <text:p text:style-name="P31"><text:tab/></text:p>
      <text:p text:style-name="P10"><text:span text:style-name="T12"><text:tab/></text:span><text:span text:style-name="T16">A única funcionalidade proposta no relatório inicial que não foi desenvolvida foi:</text:span></text:p>
      <text:p text:style-name="P10"><text:span text:style-name="T16"><text:tab/>a) </text:span><text:span text:style-name="T12">Caixa de pesquisa com uso de filtros para melhor se adequar às possibilidades </text:span><text:span text:style-name="T14">de </text:span><text:span text:style-name="T12">cada usuário.</text:span></text:p>
      <text:p text:style-name="P10"><text:span text:style-name="T12"><text:tab/></text:span><text:span text:style-name="T16">Isto aconteceu tanto por falta de tempo quanto por uma dificuldade em utilizar processos mais complexos em banco de dados onde nenhum dos membros possui conhecimentos avanç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MP3" style:family="paragraph" style:parent-style-name="Header">
      <style:text-properties style:font-name="TeX Gyre DejaVu Math"/>
    </style:style>
    <style:style style:name="MP4" style:family="paragraph" style:parent-style-name="Standard">
      <style:paragraph-properties fo:text-align="center" style:justify-single-word="false"/>
      <style:text-properties style:font-name="TeX Gyre DejaVu Math" fo:font-size="9.75pt" fo:font-style="normal" officeooo:paragraph-rsid="00559e00" style:font-style-asian="normal" style:font-style-complex="normal"/>
    </style:style>
    <style:style style:name="MP5" style:family="paragraph" style:parent-style-name="Standard">
      <style:paragraph-properties fo:text-align="center" style:justify-single-word="false"/>
      <style:text-properties officeooo:paragraph-rsid="00559e00"/>
    </style:style>
    <style:style style:name="MT1" style:family="text">
      <style:text-properties officeooo:rsid="0057099e"/>
    </style:style>
    <style:style style:name="MT2" style:family="text">
      <style:text-properties style:font-name="TeX Gyre DejaVu Math" fo:font-size="9.75pt" fo:font-style="normal" style:font-style-asian="normal" style:font-style-complex="normal"/>
    </style:style>
    <style:style style:name="MT3" style:family="text">
      <style:text-properties style:font-name="TeX Gyre DejaVu Math" fo:font-size="9.69999980926514pt" style:font-size-asian="9.69999980926514pt" style:font-size-complex="9.699999809265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>
      <loext:header-first>
        <text:p text:style-name="MP1">Instituto de Ciências Matemáticas e de Computação</text:p>
        <text:p text:style-name="MP1">Departamento de <text:span text:style-name="MT1">Sistemas</text:span> de Computação</text:p>
        <text:p text:style-name="MP1">Universidade de São Paulo</text:p>
        <text:p text:style-name="MP4">Av. Trabalhador São-carlense, 400, Caixa Postal 668 - CEP 13560-970 - São Carlos/SP</text:p>
        <text:p text:style-name="MP5"><text:span text:style-name="MT2">Fone </text:span><text:span text:style-name="MT3">(16) 3373-9700</text:span></text:p>
        <text:p text:style-name="MP3"/>
      </loext:header-first>
      <style:header-lef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3:26:20.537536849</meta:creation-date>
    <dc:date>2019-06-21T20:09:54.131497644</dc:date>
    <meta:editing-duration>PT3H9M14S</meta:editing-duration>
    <meta:editing-cycles>67</meta:editing-cycles>
    <meta:generator>LibreOffice/6.1.3.2$MacOSX_X86_64 LibreOffice_project/86daf60bf00efa86ad547e59e09d6bb77c699acb</meta:generator>
    <meta:document-statistic meta:table-count="0" meta:image-count="0" meta:object-count="0" meta:page-count="4" meta:paragraph-count="59" meta:word-count="1058" meta:character-count="6703" meta:non-whitespace-character-count="5653"/>
  </office:meta>
</office:document-meta>
</file>